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1_3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Bereshit, Genesi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5</text:p>
      <text:p text:style-name="P2">Number of Sheets<text:tab/><text:tab/><text:tab/><text:tab/>2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6">[Hebrew]</text:p>
      <text:p text:style-name="P6">An explanatory lecture/</text:p>
      <text:p text:style-name="P6"/>
      <text:p text:style-name="P6">[Page 1]</text:p>
      <text:p text:style-name="P6">Dear Brethren! <text:s/>Of the twelve sections in which the book of Genesis is divided, the/ first, called "Beresheet" from the word wherewith it begins, has especially engaged/ the attention of the learned. <text:s/>To reconcile the discoveries of science, with the cos-/-mogony of the world as described in it. <text:s/>To search into the cause of the original/ sin, so obscurely defined in those pages; to explain the extreme longevity of/ the antediluvians, and its effect upon their moral characters, to solve queries/ which startle the mind of the student in so many passages of that first section,/ man has allowed free scope to his intellectual faculties. <text:s/>Our design,/ however, is not to exhibit to view the knowledge <text:span text:style-name="T2">elicited</text:span> called forth in the discussion/ of such momentous subjects. <text:s/>Even a cursory notice thereof would occupy/ more time than the delivery of many lengthy sermons; but we purpose eluci-/-dating a few verses that conclude the lesson, to which we have reference./ <text:s/>We have selected them, because they have been misconstrued as a corroboration of/ the fabulous account of the fallen angels, * transcendently[sic!] delineated by one/ of the greatest poets of the English language. <text:s/>Misled perhaps by the com-/-mon version of the phrase "[Hebrew] the sons of God", some have imagined/ that the commencement of the sixth chapter of Genesis, intimates that/ mythological fiction, and has given currency to it. <text:s/>As for ourselves,/ we repudiate the idea as blasphemous, and submit to your judgment/ some brief remarks on the topic in <text:soft-page-break/>question. <text:s/>It is an hypothesis/ advanced by a modern author, that in the primeval <text:span text:style-name="T2">ages</text:span> years of the world,/ nature provided man with a life companion, by producing a male and/ female at each birth. <text:s/>That hypothesis is supported by the fact that not/ until Lemech, grew to an age, which was <text:span text:style-name="T4">then</text:span><text:span text:style-name="T5"> regarded manhood, is/ either the proper name of a woman, or the narrative of a marriage, at/ all </text:span><text:span text:style-name="T3">mentioned</text:span><text:span text:style-name="T5"> chronicled. <text:s/>This silence of Holy Write, has given room to infer/ that prior to that period, neither was practised, because unnecessary./ <text:s/></text:span></text:p>
      <text:p text:style-name="P6"><text:span text:style-name="T5">Enoch's wife, for instance, had not a distinguishing appellation, for as soon/ as she saw the light of day, was called after him, and acknowledged his lawful/ co-partner. <text:s/>And although by the authority of the Talmud/</text:span></text:p>
      <text:p text:style-name="P6"><text:span text:style-name="T5"/></text:p>
      <text:p text:style-name="P6"><text:span text:style-name="T5">[Page 2]</text:span></text:p>
      <text:p text:style-name="P6"><text:span text:style-name="T5">the argument is borne out only respecting Cain and Abel, still what we/ have stated justifies its application even to their successors. <text:s/>And verily,/ Lemech is the first of whom we read that "he took to himself </text:span><text:span text:style-name="T4">two</text:span><text:span text:style-name="T5">/ wives", who being not as heretofore his twin-born, assumed a particular/ name, "Adah and Zillah". <text:s/>And it was likewise, in the days of that pa-/-triarch, that the effect of the divine imprecation, by reason of Adam's disobe-/-dience, became discernible. <text:s/>God had condemned man to labour for his/ subsistence. <text:s/>Whereas the earth would otherwise have spontaneously yielded/ the choice of fruit, now it required continual tending, and it sometimes/ ungenerously brought forth "thorns and thistles". <text:s/>Hence it is recorded that/ at the birth of Noah his father exclaimed "May this comfort us from our work/ and from the toil of our hands" Not immediately, but gradually human/ physical strength, thus taxed decreased, so that what formerly was an in-/-variable case, became in process of time an unusual occurrence. <text:s/>Few/ parents could boast of their not having degenerated from the original stock,/ for few could exhibit a succession of twin-children, appertaining by special/ Providence to both sexes. <text:s/>It being so, the latter were, by </text:span><text:span text:style-name="T3">way of [?]</text:span><text:span text:style-name="T5"> contradistinction/ characterized [Hebrew] "the sons of the mighty", for, no one ignores that/ the term [Hebrew] or [Hebrew] its plural, does not denoted simply God, but/ is also an epithet employed in speaking of anything either materially/ or morally great. <text:s/>As it is written in Ezekiel, when alluding to Nebucadnezar/ "I have given him into the hand of the </text:span><text:span text:style-name="T4">Mighty One</text:span><text:span text:style-name="T5"> of the nations [Hebrew]/ [Hebrew], and in Exodus" </text:span><text:span text:style-name="T3">The</text:span><text:span text:style-name="T5"> Him that the </text:span><text:span text:style-name="T4">judges</text:span><text:span text:style-name="T5"> shall condem[sic!]/ shall pay double unto his neighbour [Hebrew]"/</text:span></text:p>
      <text:p text:style-name="P6"><text:span text:style-name="T5">Now, what we have hitherto prefaced will facilitate the comprehension/ of the passages on which we treat. <text:s/>"When mankind began to increase/ upon the face of the earth, daughters were born unto them" Not like/ in the primitive years of the world, had they come to life </text:span><text:span text:style-name="T3">accompan</text:span><text:span text:style-name="T5"> conjointly/ with their predestined companions; but only singly. <text:s/>Our inter-/</text:span></text:p>
      <text:p text:style-name="P6"><text:span text:style-name="T5"/></text:p>
      <text:p text:style-name="P6"><text:span text:style-name="T5">[Page 3]</text:span></text:p>
      <text:p text:style-name="P6"><text:span text:style-name="T5">-pretation might be objected to, on the score that it lacks a clear proof from/ the scriptures, but it is nevertheless evident that they meant to commu-/-nicate a peculiar fact, in the sentence just cited; for, surely it was/ not a new feature in the annals of the human race, that daughters were/ born," as we read </text:span><text:span text:style-name="T3">the same</text:span><text:span text:style-name="T5"> repeatedly of Adam and his immediate children, </text:span><text:span text:style-name="T3">as it is</text:span><text:span text:style-name="T5">/ </text:span><text:span text:style-name="T3">often repeated</text:span><text:span text:style-name="T5"> [Hebrew], "and he beget sons &amp; daughters" consequently the sense we have given to the/ text, claims as much consideration as any yet attached to it. <text:s/>We will/ then proceed, "The sons of the mighty", or the men who should have preferred/ for wives those granted to them by nature, became inveigled by the senses./ <text:s/>"They beheld (a superior) beauty in the daughters of man, and they abandoned/ those entitled to their undivided affection, "to take wives among all which/ they chose" That action which was in itself a violation of an order/ established in the primordial days of creation, became the precursor of more/ grievous sins. <text:s/>Wantonness once aroused, gave impetus to every other/ passion. <text:s/>Brutal force, refine, murder were resorted to in order to/ gratify man's last; just as it is recorded" that the earth was full of/ violence, and had grown corrupted" <text:s/>The Lord then said "let not my/ spirit" the intelligent and immortal soul which emanates from me, and/ which I have breathed into man, be exposed" to incessant strife," </text:span><text:soft-page-break/><text:span text:style-name="T5">but as/ the "cravings of the flesh wherewith it is united," are striving for supremacy, &amp;/ will impede their entire success; by gradually reducing human existence, to/ a term less extended than formerly. <text:s/>If a long protracted life, combined/ with exceeding bodily vigour, led the creatures to their total perdition, I will/ limit their years" to one hundred and twenty at most." <text:s/>I will moreover/ sweep away this generation, "for the imagination of their hearts is bent/ solely to evil every day." <text:s/>I perceive that to subdue the impetus of the/ passion, the human frame must undergo a stronger shock than/ that received by constant toil. <text:s/>A general subversion of the elements/ will work a signal change alike in man as in beasts. <text:s/>I will/ therefore destroy my creation, and renew the face of the earth./</text:span></text:p>
      <text:p text:style-name="P6"><text:span text:style-name="T5"/></text:p>
      <text:p text:style-name="P6"><text:span text:style-name="T5">[Page 4]</text:span></text:p>
      <text:p text:style-name="P6"><text:span text:style-name="T5">Such is, my dear Brethren! according to our feeble understanding the purport/ of the sentences which precede the narrative in the second section/ of Genesis. <text:s/>We then regard the beginning of the sixth chapter of that inspired/ volume, as an explanatory introduction of what follows. <text:s/>In a manner excesi-/-vely concise, is the secret of the Most High therein revealed to us. <text:s/>We are/ succintly[sic!] told what the wise king repeated many centuries after, namely,/ "that God made men upright, but they sought out many inventions," that/ the gifts of longevity and bodily might intended as blessings, were converted by the/ mortals into a curse, that estrangement from natural laws was conducive/ to numberless crimes, and to a final extinction, but that as in the economy/ of the world every object executes the merciful intentions of the Creator,/ so would the flood prove the cure of greater evils. <text:s/>The fourth verse,/ must however, be closed in parenthesis, for it merely defines what was recounted/ before touching the connubial relation of "the sons of the mighty" [Hebrew]/ with the women of their own selection; to wit, that the progeny of such/ were acknowledged even in subsequent ages," famous in strength and valour"./ <text:s/>But our elucidation would be incomplete, if we did not bestow some observa/-tions on that </text:span><text:span text:style-name="T3">verse</text:span><text:span text:style-name="T5"> passage, which represents the Deity as repenting and/ grieving for having created the human family. <text:s/>To repent, in the general/ acceptation of the word is, to alter one's mind regarding any thing or any action./ <text:s/>Now, to harbour for a moment, the opinion that the immutable Being/ can like men, be influenced by circumstances in forming his thoughts, would/ be irreverent in the extreme; we must therefore seek a satisfactory exposition/ of the phrase in the sacred pages. <text:s/>Thus we find written in Jeremiah "In/ an instant I speak concerning a nation, and concerning a kingdom, to/ pluck up, and pull down, and destroy it. <text:s/>If that nation against whom/ I have pronounced, turn from their </text:span><text:span text:style-name="T3">sin</text:span><text:span text:style-name="T5"> wickedness, I will repent of the evil that I/ thought to do unto them. <text:s/>And in an instant I speak concerning a/ nation and concerning a kingdom to build and to plant it. <text:s/>If it do evil/ in my sight, that it obey not my voice, then I will repent, of the good/</text:span></text:p>
      <text:p text:style-name="P6"><text:span text:style-name="T5"/></text:p>
      <text:p text:style-name="P6"><text:span text:style-name="T5">[Page 5]</text:span></text:p>
      <text:p text:style-name="P6"><text:span text:style-name="T5">wherewith I said I would benefit them." <text:s/>The change then is wrought/ not in God, but in man. <text:s/>The Providence of the Omnipotent is displayed/ in behalf of all his creatures; but justice which is as inseparable an attri-/bute of the Most High, as mercy, will not suffer the rebellious who have/ deliberately sold themselves to crime, to benefit from it. <text:s/>When they are/ thus abandoned to the results of their misdeeds, the scriptures figuratively/ say that God has repented, yet the expression is borrowed from human/ language, to suit human understanding. <text:s/>No one would believe that the sun/ has ceased to shine, because the clouds have dimmed its brightness; so/ in like manner when the pervading Light of the whole universe hides from us/ his vivifying beams, it is not because he has deviated from his course, but through/ the earthly vapours, which we ourselves have raised against it. <text:s/>Beautifully/ is this truth conveyed in the words of the inspired son of Amoz." <text:s/>It is your/ inequities that have caused a separation between you and your God, your/ sons have made Him conceal his countenance that he may not hear"./ <text:s/>But if repentance, in a human sense, can never be attributed unto Him/ who discerns the future as obviously as the present, grief or sorrow/ is equally inapplicable to that Omniscient Being; for, "fulness of joy/ abides before him, at his right hand are everlasting delights" <text:s/>Still, it is/ to impart a </text:span><text:soft-page-break/><text:span text:style-name="T5">grand truth, that the heavenly pages, have here employed that/ phrase. <text:s/>It is to teach us, that the chastisements inflicted by the/ Parent of all are not occasioned by resentment or vengeance; but by/ a spirit of supreme wisdom; that when He doomed a whole generation/ to extirpation, it was not to vindicate his glory, which they had outraged,/ but to follow the laws of eternal justice, wherewith He deals with/ his creatures. <text:s/>Preserve this lesson, my dear friend, in your hearts, for/ it is very consolatory. <text:s/>Seek its exemplification in the book of books,/ and you shall find it; but think not that you will comprehend the word/ of your God by a cursory perusal, as of a volume containing the annals of the/ past, for there is scarcely a sentence that does not teem with healthful/ impartings, therefore I recommend, like the sage of Israel [Hebrew]/</text:span></text:p>
      <text:p text:style-name="P6"><text:span text:style-name="T5"/></text:p>
      <text:p text:style-name="P6"><text:span text:style-name="T5">[Page 6]</text:span></text:p>
      <text:p text:style-name="P6"><text:span text:style-name="T5">"Grow old in its study, and </text:span><text:span text:style-name="T4">never</text:span><text:span text:style-name="T5"> relinquish it."/</text:span></text:p>
      <text:p text:style-name="P6"><text:span text:style-name="T5">Sovereign Lord! <text:s/>Grant that seeking truth in the book of thy instruction, we/ may discover and impart it. <text:s/>Grant that the privileged beings, to whom/ Thou hast entrusted thy word, may cherish its study above all others, and/ practice its behests. <text:s/>Grant that our proficiency in secular knowledge,/ may not estrange us from the heavenly volumes, but rather aid us in tho-/-roughly comprehending their purport. <text:s/>Preserve us O God! from that spirit/ of arrogance, which the profession of worldly attainments often en-/-genders, and suffer it never to uplift itself in opposition to thy/ dictates, for with Thee alone is the source of life; in </text:span><text:span text:style-name="T4">thy</text:span><text:span text:style-name="T5"> light we shall/ walk in light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03T13:58:07.29</meta:creation-date>
    <meta:document-statistic meta:table-count="0" meta:image-count="0" meta:object-count="0" meta:page-count="5" meta:paragraph-count="78" meta:word-count="2177" meta:character-count="13274"/>
    <dc:date>2012-04-03T15:48:14.67</dc:date>
    <dc:creator>Penn Libraries</dc:creator>
    <meta:editing-duration>PT00H01M45S</meta:editing-duration>
    <meta:editing-cycles>1</meta:editing-cycles>
    <meta:generator>OpenOffice.org/3.2$Win32 OpenOffice.org_project/320m12$Build-9483</meta:generator>
  </office:meta>
</office:document-meta>
</file>